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.582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-0.053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 style:list-style-name="L1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span text:style-name="T1">Curriculum vitae</text:span></text:p>
      <text:p text:style-name="Standard"/>
      <text:p text:style-name="P1"><text:tab/><text:tab/><text:tab/>UWE JOSEF KRISTMANN </text:p>
      <text:p text:style-name="P1"/>
      <text:p text:style-name="P1">R. Drº Durval José Habib, 150, Centro, Santo Estevão/BA, CEP 44190-000 </text:p>
      <text:p text:style-name="P1">Alemão, casado, nascido em 31/01/1959, habilitado, permanência definitiva </text:p>
      <text:p text:style-name="P1">no Brasil deferida pelo Ministério da Justiça. </text:p>
      <text:p text:style-name="P1">Telefones para contato: (75) 3245-3391/9199-6740 </text:p>
      <text:p text:style-name="P1">E-mail: <text:s/><text:a xlink:type="simple" xlink:href="mailto:uwekristmann@gmx.de">uwekristmann@gmx.de</text:a></text:p>
      <text:p text:style-name="P1"/>
      <text:list xml:id="list6528637941" text:style-name="L1">
        <text:list-item>
          <text:p text:style-name="P6">FORMAÇÃO ACADÊMICA </text:p>
          <text:p text:style-name="P6">3º Grau incompleto (Bacharelado em Química pela Universidade de </text:p>
          <text:p text:style-name="P6">Heidelberg – Alemanha)</text:p>
        </text:list-item>
        <text:list-item>
          <text:p text:style-name="P6">CURSOS </text:p>
          <text:p text:style-name="P6">Cursos diversos a exemplo de Português Avançado (2005-2009),Especialista em informática, Programador, Administrador para redes das comunicações de dados e outros (comprovantes anexos).</text:p>
        </text:list-item>
        <text:list-item>
          <text:p text:style-name="P6">EXPERIÊNCIAS PROFISSIONAIS </text:p>
          <text:p text:style-name="P6">Experiências profissionais relacionadas ao desenvolvimento web </text:p>
          <text:p text:style-name="P6">usando banco de dados, na Alemanha (comprovantes anexados).</text:p>
          <text:p text:style-name="P6">Bons conhecimentos de inglês. </text:p>
          <text:p text:style-name="P6">Vem ministrando aulas particulares desde que está no Brasil.</text:p>
        </text:list-item>
        <text:list-item>
          <text:p text:style-name="P6">CONHECIMENTOS PROFISSIONAIS </text:p>
          <text:p text:style-name="P6">Competência principal em ORACLE/PLSQL.</text:p>
          <text:p text:style-name="P6">Conhecimentos excelentes em HTML/CSS/Javascript(Jquery),</text:p>
          <text:p text:style-name="P6"><text:s/>PHP(Yii), Java</text:p>
        </text:list-item>
        <text:list-item>
          <text:p text:style-name="P6">Bons conhecimentos em C#, Python</text:p>
          <text:p text:style-name="P6">Sistemas operários: Win XP – Win8, Linux(Ubuntu12.04.LTS) </text:p>
          <text:p text:style-name="P6">Software: Oracle JDeveloper, NetBeans, Eclipse</text:p>
          <text:p text:style-name="P6"><text:s text:c="17"/>Apache-Webserver</text:p>
        </text:list-item>
        <text:list-item>
          <text:p text:style-name="P6">OBJETIVOS </text:p>
          <text:p text:style-name="P6">Aprimorar meus <text:s/>conhecimentos profissionais e <text:s/>pessoais, bem como contribuir para <text:s/>o <text:s/>desenvolvimento da <text:s/>instituição <text:s/>de <text:s/>forma <text:s/>ética <text:s/>e perseverante.</text:p>
        </text:list-item>
      </text:list>
      <text:p text:style-name="P5"/>
      <text:list xml:id="list1139111856" text:continue-numbering="true" text:style-name="L1">
        <text:list-header>
          <text:p text:style-name="P7"><text:s/>Santo Estevão, Bahia, 20 de setembro de 2013. </text:p>
          <text:p text:style-name="P7">Uwe Josef Kristmann</text:p>
        </text:list-header>
      </text:list>
      <text:p text:style-name="P2"/>
      <text:p text:style-name="P2"/>
      <text:p text:style-name="P4"/>
      <text:p text:style-name="P3"/>
      <text:p text:style-name="P3"/>
      <text:p text:style-name="P3"/>
      <text:p text:style-name="P3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2.25pt" style:font-name-complex="OpenSymbol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we </meta:initial-creator>
    <meta:creation-date>2013-03-31T19:33:59</meta:creation-date>
    <dc:date>2013-09-20T12:40:57</dc:date>
    <dc:creator>uwe </dc:creator>
    <meta:editing-duration>PT2H5M5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2" meta:paragraph-count="29" meta:word-count="187" meta:character-count="1402" meta:non-whitespace-character-count="1216"/>
  </office:meta>
</office:document-meta>
</file>